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line-through-style="solid" style:text-line-through-width="auto" style:text-line-through-color="font-color" style:text-line-through-mode="continuous" style:text-line-through-type="single"/>
    </style:style>
  </office:automatic-styles>
  <office:body>
    <office:text text:use-soft-page-breaks="true">
      <text:p text:style-name="P1">TODO:</text:p>
      <text:p text:style-name="Standard">1、和zhang约时间，讲一下实验进展和写作思路（问一下实习）</text:p>
      <text:p text:style-name="Standard">2、注册ID</text:p>
      <text:p text:style-name="Standard">3、写论文</text:p>
      <text:p text:style-name="Standard"/>
      <text:p text:style-name="Standard"/>
      <text:p text:style-name="Standard"/>
      <text:p text:style-name="Standard"/>
      <text:p text:style-name="Standard">writing:</text:p>
      <text:p text:style-name="Standard">hierarchical skill transfer with auxiliary reward</text:p>
      <text:p text:style-name="Standard">1、abstract</text:p>
      <text:p text:style-name="Standard"/>
      <text:p text:style-name="Standard">2、introduction</text:p>
      <text:p text:style-name="Standard"/>
      <text:p text:style-name="Standard">3、preliminaries</text:p>
      <text:p text:style-name="Standard"><text:s text:c="2"/></text:p>
      <text:p text:style-name="Standard">problem:</text:p>
      <text:p text:style-name="Standard">hierchical RL, sparse reward problem</text:p>
      <text:p text:style-name="P2">transfer RL</text:p>
      <text:p text:style-name="Standard"/>
      <text:p text:style-name="Standard">3、Related work</text:p>
      <text:p text:style-name="Standard"><text:s text:c="5"/>hierarchical RL</text:p>
      <text:p text:style-name="Standard"><text:s text:c="5"/>transfer learning</text:p>
      <text:p text:style-name="Standard">4、method:</text:p>
      <text:p text:style-name="Standard">(sparse reward需要hierarchical <text:s/>method,<text:s/>把复杂问题拆分成子问题)</text:p>
      <text:p text:style-name="Standard">reward推导（推一下）</text:p>
      <text:p text:style-name="Standard">算法流程（文字说明）</text:p>
      <text:p text:style-name="Standard">伪代码</text:p>
      <text:p text:style-name="Standard">其他trick(anneal，拆分obs)</text:p>
      <text:p text:style-name="Standard"/>
      <text:p text:style-name="Standard">5、experiment results</text:p>
      <text:p text:style-name="Standard">ant maze</text:p>
      <text:p text:style-name="Standard">success rate</text:p>
      <text:p text:style-name="Standard">解释性图</text:p>
      <text:p text:style-name="Standard">ant gather</text:p>
      <text:p text:style-name="Standard">(</text:p>
      <text:p text:style-name="Standard">其他baseline <text:s text:c="3"/>HAC</text:p>
      <text:p text:style-name="Standard">swimmer maze</text:p>
      <text:p text:style-name="Standard">swimmer gather</text:p>
      <text:p text:style-name="Standard">)</text:p>
      <text:p text:style-name="Standard">6、conclusion and discussion</text:p>
      <text:p text:style-name="Standard"/>
      <text:p text:style-name="Standard"/>
      <text:p text:style-name="Standard">Asumption / limitation:</text:p>
      <text:p text:style-name="Standard">source skils can get some reward</text:p>
      <text:p text:style-name="Standard"/>
      <text:p text:style-name="Standard"/>
      <text:p text:style-name="Standard">附录：</text:p>
      <text:p text:style-name="Standard">1、Ant Gather，<text:s/>去掉-10reward,和data efficient比一下</text:p>
      <text:soft-page-break/>
      <text:p text:style-name="Standard">2、hyper para &amp; network structur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ngXian" svg:font-family="DengXian" style:font-family-generic="system" style:font-pitch="variable" svg:panose-1="2 1 6 0 3 1 1 1 1 1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ngXian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5-08T14:42:00Z</meta:creation-date>
    <dc:date>2019-05-09T02:39:00Z</dc:date>
    <meta:template xlink:href="Normal.dotm" xlink:type="simple"/>
    <meta:editing-cycles>10</meta:editing-cycles>
    <meta:editing-duration>PT13800S</meta:editing-duration>
    <meta:document-statistic meta:page-count="2" meta:paragraph-count="1" meta:word-count="100" meta:character-count="671" meta:row-count="4" meta:non-whitespace-character-count="572"/>
  </office:meta>
</office:document-meta>
</file>